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No_20_Spacing">
      <style:text-properties style:text-underline-style="solid" style:text-underline-width="auto" style:text-underline-color="font-color"/>
    </style:style>
    <style:style style:name="P5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4"/>
    <style:style style:name="P10" style:family="paragraph" style:parent-style-name="List_20_Paragraph" style:list-style-name="L1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&amp;D Assessment-Process</text:p>
      <text:p text:style-name="P1"><text:bookmark text:name="Bookmark"/></text:p>
      <text:p text:style-name="P2">Sitzungsprotokoll vom 22.11.2019 <text:tab/><text:tab/><text:tab/><text:tab/><text:tab/></text:p>
      <text:p text:style-name="Standard"/>
      <text:p text:style-name="Standard"><text:span text:style-name="T1">Teilnehmer:</text:span> Elina Huck, Sören Benjes, Tom Weitze, </text:p>
      <text:p text:style-name="Standard"><text:tab/> <text:s text:c="8"/>Ron Kagelmann</text:p>
      <text:p text:style-name="Standard"><text:span text:style-name="T1">Scrum-Master:</text:span><text:span text:style-name="T3"> </text:span><text:span text:style-name="T2">Sören Benjes</text:span></text:p>
      <text:p text:style-name="Standard"><text:span text:style-name="T1">Ansprechpartner:</text:span> Lena Hoffmann, Markus <text:s/>Sydekum<text:tab/></text:p>
      <text:p text:style-name="Standard"/>
      <text:p text:style-name="P3">Themen:</text:p>
      <text:list xml:id="list462781224639973946" text:style-name="WWNum1">
        <text:list-item>
          <text:p text:style-name="P8">Treffen mit Programmierern von H&amp;D um Datenbank-Erstellung zu besprechen</text:p>
        </text:list-item>
        <text:list-item>
          <text:p text:style-name="P8">Besprechung der letzten Aufgaben </text:p>
        </text:list-item>
        <text:list-item>
          <text:p text:style-name="P8">Inhalt der Dokumentation besprechen und vorbereiten</text:p>
        </text:list-item>
        <text:list-item>
          <text:p text:style-name="P8">weitere Aufgaben abhängig von Erstellung der Datenbank </text:p>
        </text:list-item>
        <text:list-item>
          <text:p text:style-name="P8">Aufgabenverteilung:</text:p>
          <text:list>
            <text:list-item>
              <text:p text:style-name="P8">Sören: Anfang Projektdokumentation (Deckblatt, Inhaltsverzeichnis)</text:p>
            </text:list-item>
            <text:list-item>
              <text:p text:style-name="P8">Ron: Anfang Projektdokumentation (Projekteinleitung)</text:p>
            </text:list-item>
            <text:list-item>
              <text:p text:style-name="P8">Elina: Reiter HTML erstellen → eine Frage pro Seite, Präsentation überarbeiten</text:p>
            </text:list-item>
            <text:list-item>
              <text:p text:style-name="P8">Tom: <text:s/>Anfang Systemdokumentation </text:p>
            </text:list-item>
          </text:list>
        </text:list-item>
      </text:list>
      <text:p text:style-name="No_20_Spacing"/>
      <text:p text:style-name="No_20_Spacing"/>
      <text:p text:style-name="P4"/>
      <text:p text:style-name="P5">Ziele:</text:p>
      <text:list xml:id="list8769632140149919731" text:style-name="L1">
        <text:list-header>
          <text:p text:style-name="P10"/>
        </text:list-header>
      </text:list>
      <text:list xml:id="list6965561704649572714" text:style-name="WWNum4">
        <text:list-item>
          <text:p text:style-name="P9">Zwischenpräsentation für nächstes Treffen mit Herrn Schobert</text:p>
        </text:list-item>
        <text:list-item>
          <text:p text:style-name="P9">Projektdokumentation beginnen</text:p>
        </text:list-item>
        <text:list-item>
          <text:p text:style-name="P9">Systemdokumentation beginnen</text:p>
        </text:list-item>
      </text:list>
      <text:p text:style-name="P6"/>
      <text:list xml:id="list30425930" text:continue-numbering="true" text:style-name="WWNum4">
        <text:list-header>
          <text:p text:style-name="P9"/>
        </text:list-header>
      </text:list>
      <text:p text:style-name="Standard"/>
      <text:p text:style-name="P5">Nächstes Treffen: 29.11.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</meta:initial-creator>
    <meta:editing-cycles>6</meta:editing-cycles>
    <meta:creation-date>2019-10-11T08:17:00</meta:creation-date>
    <dc:date>2019-11-22T10:22:17.60</dc:date>
    <meta:editing-duration>PT4H42M29S</meta:editing-duration>
    <meta:generator>OpenOffice/4.1.7$Win32 OpenOffice.org_project/417m1$Build-9800</meta:generator>
    <meta:document-statistic meta:table-count="0" meta:image-count="0" meta:object-count="0" meta:page-count="1" meta:paragraph-count="21" meta:word-count="100" meta:character-count="8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